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5.74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6.65mm" fo:break-before="auto" style:use-optimal-row-height="false"/>
    </style:style>
    <style:style style:name="ro5" style:family="table-row">
      <style:table-row-properties style:row-height="15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6"/>
        <table:table-row table:style-name="ro1">
          <table:table-cell office:value-type="string" calcext:value-type="string">
            <text:p>Sensor Node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PCB</text:p>
          </table:table-cell>
          <table:table-cell table:style-name="ce2" office:value-type="string" calcext:value-type="string">
            <text:p>Sensors present</text:p>
          </table:table-cell>
          <table:table-cell table:style-name="ce2" office:value-type="string" calcext:value-type="string">
            <text:p>Location</text:p>
          </table:table-cell>
          <table:table-cell table:style-name="ce4" office:value-type="string" calcext:value-type="string">
            <text:p>Sleep current</text:p>
          </table:table-cell>
          <table:table-cell table:style-name="ce4" office:value-type="string" calcext:value-type="string">
            <text:p>Batteries</text:p>
          </table:table-cell>
          <table:table-cell table:style-name="ce4" office:value-type="string" calcext:value-type="string">
            <text:p>Radio Channel</text:p>
          </table:table-cell>
          <table:table-cell table:style-name="ce4" office:value-type="string" calcext:value-type="string">
            <text:p>Update Interval, seconds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Garage, rear wall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all, near kitchen door</text:p>
          </table:table-cell>
          <table:table-cell/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ounge, book case</text:p>
          </table:table-cell>
          <table:table-cell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ouse roof space near man hole</text:p>
          </table:table-cell>
          <table:table-cell office:value-type="string" calcext:value-type="string">
            <text:p>5.6uA</text:p>
          </table:table-cell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ains powered. The DS18B20 monitors the freezer temperature. The DHT22 and BMP180 are installed on the PCB and thus inside the case.</text:p>
          </table:table-cell>
          <table:table-cell office:value-type="string" calcext:value-type="string">
            <text:p>Ceech Board v2</text:p>
          </table:table-cell>
          <table:table-cell office:value-type="string" calcext:value-type="string">
            <text:p>DHT22 (Temp/Hum), DS18B20 (Temp), BMP180 (Pressure/Temp)</text:p>
          </table:table-cell>
          <table:table-cell office:value-type="string" calcext:value-type="string">
            <text:p>Garage freezer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office:value-type="string" calcext:value-type="string">
            <text:p>MobileSensor</text:p>
          </table:table-cell>
          <table:table-cell office:value-type="string" calcext:value-type="string">
            <text:p>11.1uA</text:p>
          </table:table-cell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ily’s bedroom</text:p>
          </table:table-cell>
          <table:table-cell/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5-29" calcext:value-type="date">
            <text:p>29/05/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table:number-columns-repeated="2"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2" table:number-rows-repeated="104856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4:55:25.075230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6-02-07T19:29:33.129616112</meta:creation-date>
    <dc:date>2016-05-29T20:34:46.946157116</dc:date>
    <meta:editing-duration>PT6H33M26S</meta:editing-duration>
    <meta:editing-cycles>10</meta:editing-cycles>
    <meta:generator>LibreOffice/5.1.3.2$Linux_X86_64 LibreOffice_project/10m0$Build-2</meta:generator>
    <meta:document-statistic meta:table-count="1" meta:cell-count="89" meta:object-count="0"/>
  </office:meta>
</office:document-meta>
</file>